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2360" officeooo:paragraph-rsid="001d2360"/>
    </style:style>
    <style:style style:name="P2" style:family="paragraph" style:parent-style-name="Standard">
      <style:text-properties officeooo:paragraph-rsid="001d9585"/>
    </style:style>
    <style:style style:name="P3" style:family="paragraph" style:parent-style-name="Standard">
      <style:text-properties officeooo:rsid="001eff56" officeooo:paragraph-rsid="001eff56"/>
    </style:style>
    <style:style style:name="P4" style:family="paragraph" style:parent-style-name="Standard">
      <style:text-properties style:font-name="Liberation Mono" fo:font-size="10pt" officeooo:rsid="00266db2" officeooo:paragraph-rsid="00266db2" style:font-name-asian="Noto Sans Mono CJK SC" style:font-size-asian="10pt" style:font-name-complex="Liberation Mono" style:font-size-complex="10pt"/>
    </style:style>
    <style:style style:name="P5" style:family="paragraph" style:parent-style-name="Standard">
      <style:text-properties style:font-name="Liberation Mono" fo:font-size="10pt" officeooo:rsid="00266db2" officeooo:paragraph-rsid="001d9585" style:font-name-asian="Noto Sans Mono CJK SC" style:font-size-asian="10pt" style:font-name-complex="Liberation Mono" style:font-size-complex="10pt"/>
    </style:style>
    <style:style style:name="P6" style:family="paragraph" style:parent-style-name="Standard">
      <style:text-properties style:font-name="Liberation Mono" fo:font-size="10pt" officeooo:rsid="00266db2" officeooo:paragraph-rsid="001d2360" style:font-name-asian="Noto Sans Mono CJK SC" style:font-size-asian="10pt" style:font-name-complex="Liberation Mono" style:font-size-complex="10pt"/>
    </style:style>
    <style:style style:name="P7" style:family="paragraph" style:parent-style-name="Standard">
      <style:text-properties style:font-name="Liberation Mono" fo:font-size="10pt" officeooo:rsid="00266db2" officeooo:paragraph-rsid="001e6f4a" style:font-name-asian="Noto Sans Mono CJK SC" style:font-size-asian="10pt" style:font-name-complex="Liberation Mono" style:font-size-complex="10pt"/>
    </style:style>
    <style:style style:name="P8" style:family="paragraph" style:parent-style-name="Standard">
      <style:text-properties style:font-name="Liberation Mono" fo:font-size="10pt" officeooo:rsid="00266db2" officeooo:paragraph-rsid="00322850" style:font-name-asian="Noto Sans Mono CJK SC" style:font-size-asian="10pt" style:font-name-complex="Liberation Mono" style:font-size-complex="10pt"/>
    </style:style>
    <style:style style:name="P9" style:family="paragraph" style:parent-style-name="Standard">
      <style:text-properties style:font-name="Liberation Mono" fo:font-size="10pt" officeooo:rsid="00266db2" officeooo:paragraph-rsid="00483023" style:font-name-asian="Noto Sans Mono CJK SC" style:font-size-asian="10pt" style:font-name-complex="Liberation Mono" style:font-size-complex="10pt"/>
    </style:style>
    <style:style style:name="P10" style:family="paragraph" style:parent-style-name="Standard">
      <style:text-properties style:font-name="Liberation Mono" fo:font-size="10pt" officeooo:rsid="001d9585" officeooo:paragraph-rsid="00266db2" style:font-name-asian="Noto Sans Mono CJK SC" style:font-size-asian="10pt" style:font-name-complex="Liberation Mono" style:font-size-complex="10pt"/>
    </style:style>
    <style:style style:name="P11" style:family="paragraph" style:parent-style-name="Standard">
      <style:text-properties style:font-name="Liberation Mono" fo:font-size="10pt" officeooo:rsid="001d9585" officeooo:paragraph-rsid="00284fe2" style:font-name-asian="Noto Sans Mono CJK SC" style:font-size-asian="10pt" style:font-name-complex="Liberation Mono" style:font-size-complex="10pt"/>
    </style:style>
    <style:style style:name="P12" style:family="paragraph" style:parent-style-name="Standard">
      <style:text-properties style:font-name="Liberation Mono" fo:font-size="10pt" officeooo:rsid="002e168a" officeooo:paragraph-rsid="002e168a" style:font-name-asian="Noto Sans Mono CJK SC" style:font-size-asian="10pt" style:font-name-complex="Liberation Mono" style:font-size-complex="10pt"/>
    </style:style>
    <style:style style:name="P13" style:family="paragraph" style:parent-style-name="Standard">
      <style:text-properties style:font-name="Liberation Mono" fo:font-size="10pt" officeooo:rsid="002f8f91" officeooo:paragraph-rsid="002f8f91" style:font-name-asian="Noto Sans Mono CJK SC" style:font-size-asian="10pt" style:font-name-complex="Liberation Mono" style:font-size-complex="10pt"/>
    </style:style>
    <style:style style:name="P14" style:family="paragraph" style:parent-style-name="Standard">
      <style:text-properties style:font-name="Liberation Mono" fo:font-size="10pt" officeooo:rsid="002f8f91" officeooo:paragraph-rsid="00322850" style:font-name-asian="Noto Sans Mono CJK SC" style:font-size-asian="10pt" style:font-name-complex="Liberation Mono" style:font-size-complex="10pt"/>
    </style:style>
    <style:style style:name="P15" style:family="paragraph" style:parent-style-name="Standard">
      <style:text-properties style:font-name="Liberation Mono" fo:font-size="10pt" officeooo:rsid="00318055" officeooo:paragraph-rsid="00318055" style:font-name-asian="Noto Sans Mono CJK SC" style:font-size-asian="10pt" style:font-name-complex="Liberation Mono" style:font-size-complex="10pt"/>
    </style:style>
    <style:style style:name="P16" style:family="paragraph" style:parent-style-name="Standard">
      <style:text-properties style:font-name="Liberation Mono" fo:font-size="10pt" officeooo:rsid="0033057c" officeooo:paragraph-rsid="0033057c" style:font-name-asian="Noto Sans Mono CJK SC" style:font-size-asian="10pt" style:font-name-complex="Liberation Mono" style:font-size-complex="10pt"/>
    </style:style>
    <style:style style:name="P17" style:family="paragraph" style:parent-style-name="Standard">
      <style:text-properties style:font-name="Liberation Mono" fo:font-size="10pt" officeooo:rsid="00378385" officeooo:paragraph-rsid="00378385" style:font-name-asian="Noto Sans Mono CJK SC" style:font-size-asian="10pt" style:font-name-complex="Liberation Mono" style:font-size-complex="10pt"/>
    </style:style>
    <style:style style:name="P18" style:family="paragraph" style:parent-style-name="Standard">
      <style:text-properties style:font-name="Liberation Mono" fo:font-size="10pt" officeooo:rsid="003aaada" officeooo:paragraph-rsid="003aaada" style:font-name-asian="Noto Sans Mono CJK SC" style:font-size-asian="10pt" style:font-name-complex="Liberation Mono" style:font-size-complex="10pt"/>
    </style:style>
    <style:style style:name="P19" style:family="paragraph" style:parent-style-name="Standard">
      <style:text-properties style:font-name="Liberation Mono" fo:font-size="10pt" officeooo:rsid="003efad3" officeooo:paragraph-rsid="003efad3" style:font-name-asian="Noto Sans Mono CJK SC" style:font-size-asian="10pt" style:font-name-complex="Liberation Mono" style:font-size-complex="10pt"/>
    </style:style>
    <style:style style:name="P20" style:family="paragraph" style:parent-style-name="Standard">
      <style:text-properties style:font-name="Liberation Mono" fo:font-size="10pt" officeooo:rsid="0046b8f3" officeooo:paragraph-rsid="0046b8f3" style:font-name-asian="Noto Sans Mono CJK SC" style:font-size-asian="10pt" style:font-name-complex="Liberation Mono" style:font-size-complex="10pt"/>
    </style:style>
    <style:style style:name="P21" style:family="paragraph" style:parent-style-name="Standard">
      <style:text-properties officeooo:paragraph-rsid="00266db2"/>
    </style:style>
    <style:style style:name="P22" style:family="paragraph" style:parent-style-name="Standard">
      <style:text-properties officeooo:paragraph-rsid="00284fe2"/>
    </style:style>
    <style:style style:name="P23" style:family="paragraph" style:parent-style-name="Preformatted_20_Text">
      <style:text-properties officeooo:paragraph-rsid="00264aa5"/>
    </style:style>
    <style:style style:name="P24" style:family="paragraph" style:parent-style-name="Preformatted_20_Text">
      <style:text-properties officeooo:rsid="00266db2" officeooo:paragraph-rsid="00266db2"/>
    </style:style>
    <style:style style:name="P25" style:family="paragraph" style:parent-style-name="Preformatted_20_Text">
      <style:text-properties officeooo:paragraph-rsid="00266db2"/>
    </style:style>
    <style:style style:name="P26" style:family="paragraph" style:parent-style-name="Preformatted_20_Text">
      <style:text-properties style:font-name="Liberation Mono" fo:font-size="10pt" officeooo:rsid="00266db2" style:font-name-asian="Noto Sans Mono CJK SC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rsid="00266db2" officeooo:paragraph-rsid="00266db2" style:font-name-asian="Noto Sans Mono CJK SC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rsid="00266db2" officeooo:paragraph-rsid="0026a86b" style:font-name-asian="Noto Sans Mono CJK SC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rsid="00266db2" officeooo:paragraph-rsid="00284fe2" style:font-name-asian="Noto Sans Mono CJK SC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rsid="00266db2" officeooo:paragraph-rsid="002f3c05" style:font-name-asian="Noto Sans Mono CJK SC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officeooo:rsid="00266db2" officeooo:paragraph-rsid="002f8f91" style:font-name-asian="Noto Sans Mono CJK SC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officeooo:rsid="00266db2" officeooo:paragraph-rsid="003d9108" style:font-name-asian="Noto Sans Mono CJK SC" style:font-size-asian="10pt" style:font-name-complex="Liberation Mono" style:font-size-complex="10pt"/>
    </style:style>
    <style:style style:name="P33" style:family="paragraph" style:parent-style-name="Preformatted_20_Text">
      <style:text-properties style:font-name="Liberation Mono" fo:font-size="10pt" officeooo:paragraph-rsid="00264aa5" style:font-name-asian="Noto Sans Mono CJK SC" style:font-size-asian="10pt" style:font-name-complex="Liberation Mono" style:font-size-complex="10pt"/>
    </style:style>
    <style:style style:name="P34" style:family="paragraph" style:parent-style-name="Preformatted_20_Text">
      <style:text-properties style:font-name="Liberation Mono" fo:font-size="10pt" officeooo:rsid="0026a86b" officeooo:paragraph-rsid="0026a86b" style:font-name-asian="Noto Sans Mono CJK SC" style:font-size-asian="10pt" style:font-name-complex="Liberation Mono" style:font-size-complex="10pt"/>
    </style:style>
    <style:style style:name="P35" style:family="paragraph" style:parent-style-name="Preformatted_20_Text">
      <style:text-properties style:font-name="Liberation Mono" fo:font-size="10pt" officeooo:rsid="002e168a" officeooo:paragraph-rsid="002e168a" style:font-name-asian="Noto Sans Mono CJK SC" style:font-size-asian="10pt" style:font-name-complex="Liberation Mono" style:font-size-complex="10pt"/>
    </style:style>
    <style:style style:name="P36" style:family="paragraph" style:parent-style-name="Preformatted_20_Text">
      <style:text-properties style:font-name="Liberation Mono" fo:font-size="10pt" officeooo:rsid="0037d4f5" officeooo:paragraph-rsid="0037d4f5" style:font-name-asian="Noto Sans Mono CJK SC" style:font-size-asian="10pt" style:font-name-complex="Liberation Mono" style:font-size-complex="10pt"/>
    </style:style>
    <style:style style:name="P37" style:family="paragraph" style:parent-style-name="Preformatted_20_Text">
      <style:text-properties style:font-name="Liberation Mono" fo:font-size="10pt" officeooo:rsid="0037d4f5" officeooo:paragraph-rsid="0038ec0d" style:font-name-asian="Noto Sans Mono CJK SC" style:font-size-asian="10pt" style:font-name-complex="Liberation Mono" style:font-size-complex="10pt"/>
    </style:style>
    <style:style style:name="P38" style:family="paragraph" style:parent-style-name="Preformatted_20_Text">
      <style:text-properties style:font-name="Liberation Mono" fo:font-size="10pt" officeooo:rsid="00264aa5" officeooo:paragraph-rsid="00264aa5" style:font-name-asian="Noto Sans Mono CJK SC" style:font-size-asian="10pt" style:font-name-complex="Liberation Mono" style:font-size-complex="10pt"/>
    </style:style>
    <style:style style:name="P39" style:family="paragraph" style:parent-style-name="Preformatted_20_Text">
      <style:text-properties style:font-name="Liberation Mono" fo:font-size="10pt" officeooo:rsid="002bfe30" officeooo:paragraph-rsid="00264aa5" style:font-name-asian="Noto Sans Mono CJK SC" style:font-size-asian="10pt" style:font-name-complex="Liberation Mono" style:font-size-complex="10pt"/>
    </style:style>
    <style:style style:name="P40" style:family="paragraph" style:parent-style-name="Preformatted_20_Text">
      <style:paragraph-properties fo:margin-top="0cm" fo:margin-bottom="0.499cm" loext:contextual-spacing="false"/>
    </style:style>
    <style:style style:name="P41" style:family="paragraph" style:parent-style-name="Preformatted_20_Text">
      <style:paragraph-properties fo:margin-top="0cm" fo:margin-bottom="0.499cm" loext:contextual-spacing="false"/>
      <style:text-properties style:font-name="Liberation Mono" fo:font-size="10pt" officeooo:rsid="00266db2" style:font-name-asian="Noto Sans Mono CJK SC" style:font-size-asian="10pt" style:font-name-complex="Liberation Mono" style:font-size-complex="10pt"/>
    </style:style>
    <style:style style:name="P42" style:family="paragraph" style:parent-style-name="Preformatted_20_Text">
      <style:paragraph-properties fo:margin-top="0cm" fo:margin-bottom="0.499cm" loext:contextual-spacing="false"/>
      <style:text-properties style:font-name="Liberation Mono" fo:font-size="10pt" officeooo:rsid="00266db2" officeooo:paragraph-rsid="0026a86b" style:font-name-asian="Noto Sans Mono CJK SC" style:font-size-asian="10pt" style:font-name-complex="Liberation Mono" style:font-size-complex="10pt"/>
    </style:style>
    <style:style style:name="P43" style:family="paragraph" style:parent-style-name="Preformatted_20_Text">
      <style:paragraph-properties fo:margin-top="0cm" fo:margin-bottom="0.499cm" loext:contextual-spacing="false"/>
      <style:text-properties style:font-name="Liberation Mono" fo:font-size="10pt" officeooo:rsid="00266db2" officeooo:paragraph-rsid="002f8f91" style:font-name-asian="Noto Sans Mono CJK SC" style:font-size-asian="10pt" style:font-name-complex="Liberation Mono" style:font-size-complex="10pt"/>
    </style:style>
    <style:style style:name="P44" style:family="paragraph" style:parent-style-name="Preformatted_20_Text">
      <style:paragraph-properties fo:margin-top="0cm" fo:margin-bottom="0.499cm" loext:contextual-spacing="false"/>
      <style:text-properties style:font-name="Liberation Mono" fo:font-size="10pt" officeooo:rsid="00266db2" officeooo:paragraph-rsid="003d0b0c" style:font-name-asian="Noto Sans Mono CJK SC" style:font-size-asian="10pt" style:font-name-complex="Liberation Mono" style:font-size-complex="10pt"/>
    </style:style>
    <style:style style:name="P45" style:family="paragraph" style:parent-style-name="Preformatted_20_Text">
      <style:text-properties style:font-name="Liberation Mono" fo:font-size="10pt" officeooo:rsid="00266db2" officeooo:paragraph-rsid="004a1bfa" style:font-name-asian="Noto Sans Mono CJK SC" style:font-size-asian="10pt" style:font-name-complex="Liberation Mono" style:font-size-complex="10pt"/>
    </style:style>
    <style:style style:name="P46" style:family="paragraph" style:parent-style-name="Preformatted_20_Text">
      <style:text-properties officeooo:paragraph-rsid="004a1bfa"/>
    </style:style>
    <style:style style:name="P47" style:family="paragraph" style:parent-style-name="Standard">
      <style:text-properties style:font-name="Liberation Mono" fo:font-size="10pt" officeooo:rsid="00266db2" officeooo:paragraph-rsid="00266db2" style:font-name-asian="Noto Sans Mono CJK SC" style:font-size-asian="10pt" style:font-name-complex="Liberation Mono" style:font-size-complex="10pt"/>
    </style:style>
    <style:style style:name="P48" style:family="paragraph" style:parent-style-name="Standard">
      <style:text-properties style:font-name="Liberation Mono" fo:font-size="10pt" officeooo:rsid="00266db2" officeooo:paragraph-rsid="001d9585" style:font-name-asian="Noto Sans Mono CJK SC" style:font-size-asian="10pt" style:font-name-complex="Liberation Mono" style:font-size-complex="10pt"/>
    </style:style>
    <style:style style:name="P49" style:family="paragraph" style:parent-style-name="Standard">
      <style:text-properties style:font-name="Liberation Mono" fo:font-size="10pt" officeooo:rsid="0049e4e4" officeooo:paragraph-rsid="0049e4e4" style:font-name-asian="Noto Sans Mono CJK SC" style:font-size-asian="10pt" style:font-name-complex="Liberation Mono" style:font-size-complex="10pt"/>
    </style:style>
    <style:style style:name="P50" style:family="paragraph" style:parent-style-name="Standard">
      <style:text-properties style:font-name="Liberation Mono" fo:font-size="10pt" officeooo:rsid="001d9585" officeooo:paragraph-rsid="00266db2" style:font-name-asian="Noto Sans Mono CJK SC" style:font-size-asian="10pt" style:font-name-complex="Liberation Mono" style:font-size-complex="10pt"/>
    </style:style>
    <style:style style:name="P51" style:family="paragraph" style:parent-style-name="Standard">
      <style:text-properties style:font-name="Liberation Mono" fo:font-size="10pt" officeooo:rsid="001d9585" officeooo:paragraph-rsid="004a1bfa" style:font-name-asian="Noto Sans Mono CJK SC" style:font-size-asian="10pt" style:font-name-complex="Liberation Mono" style:font-size-complex="10pt"/>
    </style:style>
    <style:style style:name="P52" style:family="paragraph" style:parent-style-name="Standard">
      <style:text-properties style:font-name="Liberation Mono" fo:font-size="10pt" officeooo:rsid="004a34fe" officeooo:paragraph-rsid="004a34fe" style:font-name-asian="Noto Sans Mono CJK SC" style:font-size-asian="10pt" style:font-name-complex="Liberation Mono" style:font-size-complex="10pt"/>
    </style:style>
    <style:style style:name="T1" style:family="text">
      <style:text-properties officeooo:rsid="001e6f4a"/>
    </style:style>
    <style:style style:name="T2" style:family="text">
      <style:text-properties officeooo:rsid="00264aa5"/>
    </style:style>
    <style:style style:name="T3" style:family="text">
      <style:text-properties style:font-name="Liberation Mono" fo:font-size="10pt" officeooo:rsid="00264aa5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266db2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1d9585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bfe30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4a1bfa" style:font-name-asian="Noto Sans Mono CJK SC" style:font-size-asian="10pt" style:font-name-complex="Liberation Mono" style:font-size-complex="10pt"/>
    </style:style>
    <style:style style:name="T8" style:family="text">
      <style:text-properties officeooo:rsid="00266db2"/>
    </style:style>
    <style:style style:name="T9" style:family="text">
      <style:text-properties officeooo:rsid="0026a86b"/>
    </style:style>
    <style:style style:name="T10" style:family="text">
      <style:text-properties officeooo:rsid="002d1138"/>
    </style:style>
    <style:style style:name="T11" style:family="text">
      <style:text-properties officeooo:rsid="002e168a"/>
    </style:style>
    <style:style style:name="T12" style:family="text">
      <style:text-properties officeooo:rsid="003b66c3"/>
    </style:style>
    <style:style style:name="T13" style:family="text">
      <style:text-properties officeooo:rsid="0041c411"/>
    </style:style>
    <style:style style:name="T14" style:family="text">
      <style:text-properties officeooo:rsid="004a1b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23"><text:span text:style-name="T3">姓名</text:span><text:span text:style-name="T6">+研究方向+学历+学校+可辅导学科方向</text:span></text:p>
      <text:p text:style-name="P39"/>
      <text:p text:style-name="P23"><text:span text:style-name="T3">1</text:span><text:span text:style-name="T2">：安装ROS</text:span></text:p>
      <text:p text:style-name="P23"><text:a xlink:type="simple" xlink:href="http://wiki.ros.org/cn/noetic/Installation/Ubuntu" text:style-name="Internet_20_link" text:visited-style-name="Visited_20_Internet_20_Link">http://wiki.ros.org/cn/noetic/Installation/Ubuntu</text:a></text:p>
      <text:p text:style-name="P23"/>
      <text:p text:style-name="P25"><text:span text:style-name="T8">不要设置环境到~/.bashrc，即不要进行如下操作：<text:line-break/></text:span>echo "source /opt/ros/noetic/setup.bash" &gt;&gt; ~/.bashrc</text:p>
      <text:p text:style-name="P40"><text:bookmark text:name="cn.2Fnoetic.2FInstallation.2FDebEnvironment.line-2-1"/>source ~/.bashrc</text:p>
      <text:p text:style-name="P25"><text:span text:style-name="T8">取而代之，我们在</text:span>使用ROS的每个<text:span text:style-name="Strong_20_Emphasis">bash</text:span>终端中source这个脚本。</text:p>
      <text:p text:style-name="P25">source /opt/ros/noetic/setup.bash</text:p>
      <text:p text:style-name="P25"/>
      <text:p text:style-name="P24"/>
      <text:p text:style-name="P24"/>
      <text:p text:style-name="P23"><text:span text:style-name="T3">2</text:span><text:span text:style-name="T2">：安装turtlebot</text:span><text:span text:style-name="T8">3，slam等包</text:span></text:p>
      <text:p text:style-name="P23">sudo apt install ros-noetic-gazebo-ros-pkgs ros-noetic-gazebo-ros-control ros-noetic-turtlebot<text:span text:style-name="T10">3</text:span>-* ros-noetic-gmapping ros-noetic-joy ros-noetic-teleop-twist-joy ros-noetic-teleop-twist-keyboard ros-noetic-laser-proc ros-noetic-rgbd-launch ros-noetic-depthimage-to-laserscan ros-noetic-rosserial-arduino ros-noetic-rosserial-python ros-noetic-rosserial-server ros-noetic-rosserial-client ros-noetic-rosserial-msgs ros-noetic-amcl ros-noetic-map-server ros-noetic-move-base ros-noetic-urdf ros-noetic-xacro <text:s/>ros-noetic-compressed-image-transport ros-noetic-rqt-image-view ros-noetic-gmapping ros-noetic-navigation <text:s/>ros-noetic-interactive-markers rviz</text:p>
      <text:p text:style-name="P23"/>
      <text:p text:style-name="P27">3. 下载项目</text:p>
      <text:p text:style-name="P28">下载项目至~/DRL-robot-navigation文件夹内。</text:p>
      <text:p text:style-name="P27"/>
      <text:p text:style-name="P4">4. 编译</text:p>
      <text:p text:style-name="P10"/>
      <text:p text:style-name="P10">打开一个terminal，退出conda</text:p>
      <text:p text:style-name="P12">删除旧编译文件</text:p>
      <text:p text:style-name="P10">rm -r build_isolated</text:p>
      <text:p text:style-name="P10">rm -r devel_isolated</text:p>
      <text:p text:style-name="P10"/>
      <text:p text:style-name="P10">编译：</text:p>
      <text:p text:style-name="P51">conda <text:span text:style-name="T8">deactivate</text:span></text:p>
      <text:p text:style-name="P51"/>
      <text:p text:style-name="P29">source /opt/ros/noetic/setup.bash</text:p>
      <text:p text:style-name="P10"/>
      <text:p text:style-name="P10">cd ~/DRL-robot-navigation/catkin_ws</text:p>
      <text:p text:style-name="P10">catkin_make_isolated</text:p>
      <text:p text:style-name="P10"/>
      <text:p text:style-name="P33"/>
      <text:p text:style-name="P27">5. 新建conda虚拟环境，安装工具包</text:p>
      <text:p text:style-name="P27">打开一个新terminal，</text:p>
      <text:p text:style-name="P27">conda create -n py3.6.9 <text:span text:style-name="T11">python=3.6.9</text:span></text:p>
      <text:p text:style-name="P35">conda activate py3.6.9</text:p>
      <text:p text:style-name="P21"><text:span text:style-name="T4">pip install torch==1.2.0 -f </text:span><text:a xlink:type="simple" xlink:href="https://download.pytorch.org/whl/torch_stable.html" text:style-name="Internet_20_link" text:visited-style-name="Visited_20_Internet_20_Link"><text:span text:style-name="T4">https://download.pytorch.org/whl/torch_stable.html</text:span></text:a></text:p>
      <text:p text:style-name="P18"/>
      <text:p text:style-name="P18">(252 A40服务器，用不了pytorch 1.4.0, 1.2.0<text:span text:style-name="T12">，要装高版本pytorch</text:span>)</text:p>
      <text:p text:style-name="P18"/>
      <text:p text:style-name="P4">pip install pyyaml</text:p>
      <text:p text:style-name="P4">pip install rospkg</text:p>
      <text:p text:style-name="P4">pip install squaternion</text:p>
      <text:p text:style-name="P4">pip install attr</text:p>
      <text:p text:style-name="P4">pip install attrs</text:p>
      <text:p text:style-name="P4">pip install netifaces defusedxml</text:p>
      <text:p text:style-name="P49"><text:soft-page-break/>pip install tensorboard</text:p>
      <text:p text:style-name="P52">pip install gym</text:p>
      <text:p text:style-name="P4"/>
      <text:p text:style-name="P17">如果cuda版本太靠前，执行以下步骤。要不然，程序卡在.to(device)</text:p>
      <text:p text:style-name="P17">conda install pytorch=1.2.0 torchvision cudatoolkit=10.2 -c pytorch</text:p>
      <text:p text:style-name="P27"/>
      <text:p text:style-name="P27">6. 打开一个新的terminal，配置环境。</text:p>
      <text:p text:style-name="P30">conda activate py3.6.9</text:p>
      <text:p text:style-name="P30">source /opt/ros/noetic/setup.bash</text:p>
      <text:p text:style-name="P4">export ROS_HOSTNAME=localhost</text:p>
      <text:p text:style-name="P4">export ROS_MASTER_URI=http://localhost:11311</text:p>
      <text:p text:style-name="P4">export ROS_PORT_SIM=11311</text:p>
      <text:p text:style-name="P4">export GAZEBO_RESOURCE_PATH=~/DRL-robot-navigation/catkin_ws/src/multi_robot_scenario/launch</text:p>
      <text:p text:style-name="P4">cd ~/DRL-robot-navigation/catkin_ws</text:p>
      <text:p text:style-name="P4">source devel_isolated/setup.bash</text:p>
      <text:p text:style-name="P4">cd ~/DRL-robot-navigation/TD3</text:p>
      <text:p text:style-name="P4"/>
      <text:p text:style-name="P27">7. 执行python文件（训练代码）</text:p>
      <text:p text:style-name="P28">方法1：在步骤6中的terminal中，</text:p>
      <text:p text:style-name="P28">python velodyne_td3_map.py</text:p>
      <text:p text:style-name="P28"/>
      <text:p text:style-name="P28">方法2：在步骤6中的terminal中，通过找到pychar<text:span text:style-name="T9">m.sh文件打开pycharm。</text:span></text:p>
      <text:p text:style-name="P28">cd /snap/pycharm-community/261/bin</text:p>
      <text:p text:style-name="P28">./pycharm.sh</text:p>
      <text:p text:style-name="P28">在pycharm中运行velodyne_td3_map.py文件。</text:p>
      <text:p text:style-name="P28"/>
      <text:p text:style-name="P34">8.停止训练和项目代码</text:p>
      <text:p text:style-name="P27"/>
      <text:p text:style-name="P32">killall -9 rosout roslaunch rosmaster gzserver nodelet robot_state_publisher gzclient rviz roscore python python3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1">conda <text:span text:style-name="T8">deactivate</text:span></text:p>
      <text:p text:style-name="P29">source /opt/ros/noetic/setup.bash</text:p>
      <text:p text:style-name="P22"><text:span text:style-name="T5">cd </text:span><text:span text:style-name="T4">/media/agent/eb0d0016-e15f-4a25-8c28-0ad31789f3cb/ROS/DRL-robot-navigation/catkin_ws</text:span></text:p>
      <text:p text:style-name="P11">catkin_make_isolated</text:p>
      <text:p text:style-name="P26"/>
      <text:p text:style-name="P26"/>
      <text:p text:style-name="P26">conda activate py3.6.9</text:p>
      <text:p text:style-name="P26">source /opt/ros/noetic/setup.bash</text:p>
      <text:p text:style-name="P26">export ROS_HOSTNAME=localhost</text:p>
      <text:p text:style-name="P26">export ROS_MASTER_URI=<text:bookmark-start text:name="__DdeLink__428_3015740827"/>http://localhost:11311<text:bookmark-end text:name="__DdeLink__428_3015740827"/></text:p>
      <text:p text:style-name="P26"><text:soft-page-break/>export <text:bookmark-start text:name="__DdeLink__430_3015740827"/>ROS_PORT_SIM<text:bookmark-end text:name="__DdeLink__430_3015740827"/>=<text:bookmark-start text:name="__DdeLink__432_3015740827"/>11311<text:bookmark-end text:name="__DdeLink__432_3015740827"/></text:p>
      <text:p text:style-name="P26">export <text:bookmark-start text:name="__DdeLink__434_3015740827"/>GAZEBO_RESOURCE_PATH<text:bookmark-end text:name="__DdeLink__434_3015740827"/>=<text:bookmark-start text:name="__DdeLink__436_3015740827"/>/media/agent/eb0d0016-e15f-4a25-8c28-0ad31789f3cb/ROS/DRL-robot-navigation/catkin_ws/src/multi_robot_scenario/launch<text:bookmark-end text:name="__DdeLink__436_3015740827"/></text:p>
      <text:p text:style-name="P26">##source ~/.bashrc</text:p>
      <text:p text:style-name="P26">cd /media/agent/eb0d0016-e15f-4a25-8c28-0ad31789f3cb/ROS/DRL-robot-navigation/catkin_ws</text:p>
      <text:p text:style-name="P26">source devel_isolated/setup.bash</text:p>
      <text:p text:style-name="P26">cd /media/agent/eb0d0016-e15f-4a25-8c28-0ad31789f3cb/ROS/DRL-robot-navigation/TD3</text:p>
      <text:p text:style-name="P41"/>
      <text:p text:style-name="P42"><text:bookmark-start text:name="__DdeLink__460_2745700687"/>cd /snap/pycharm-community/261/bin</text:p>
      <text:p text:style-name="P44">./pycharm.sh</text:p>
      <text:p text:style-name="P44"/>
      <text:p text:style-name="P42">cd /media/agent/eb0d0016-e15f-4a25-8c28-0ad31789f3cb/app/pycharm-2019.2.4/bin</text:p>
      <text:p text:style-name="P42">./pycharm.sh<text:bookmark-end text:name="__DdeLink__460_2745700687"/></text:p>
      <text:p text:style-name="P41"/>
      <text:p text:style-name="P41">python velodyne_td3_map.py</text:p>
      <text:p text:style-name="P19">roslaunch multi_robot_scenario test_move_base6.launch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ssh <text:a xlink:type="simple" xlink:href="mailto:zhuhao@10.110.1.252" text:style-name="Internet_20_link" text:visited-style-name="Visited_20_Internet_20_Link">zhuhao@10.110.1.252</text:a></text:p>
      <text:p text:style-name="P15"/>
      <text:p text:style-name="P5"/>
      <text:p text:style-name="P5">killall -9 rosout roslaunch rosmaster gzserver nodelet robot_state_publisher gzclient rviz roscore <text:span text:style-name="T13">move_base </text:span><text:bookmark-start text:name="__DdeLink__1354_3966866562"/><text:span text:style-name="T13">slam_gmapping</text:span><text:bookmark-end text:name="__DdeLink__1354_3966866562"/></text:p>
      <text:p text:style-name="P5"/>
      <text:p text:style-name="P5"/>
      <text:p text:style-name="P31">conda activate py3.6.9</text:p>
      <text:p text:style-name="P36"/>
      <text:p text:style-name="P31">source /opt/ros/noetic/setup.bash</text:p>
      <text:p text:style-name="P31">export ROS_HOSTNAME=localhost</text:p>
      <text:p text:style-name="P31">export ROS_MASTER_URI=<text:bookmark-start text:name="__DdeLink__428_30157408271"/>http://localhost:11311<text:bookmark-end text:name="__DdeLink__428_30157408271"/></text:p>
      <text:p text:style-name="P31">export <text:bookmark-start text:name="__DdeLink__430_30157408271"/>ROS_PORT_SIM<text:bookmark-end text:name="__DdeLink__430_30157408271"/>=<text:bookmark-start text:name="__DdeLink__432_30157408271"/>11311<text:bookmark-end text:name="__DdeLink__432_30157408271"/></text:p>
      <text:p text:style-name="P31">export <text:bookmark-start text:name="__DdeLink__434_30157408271"/>GAZEBO_RESOURCE_PATH<text:bookmark-end text:name="__DdeLink__434_30157408271"/>=<text:bookmark-start text:name="__DdeLink__436_30157408271"/>/mnt/sdc/zhuhao/ros/DRL-robot-navigation/catkin_ws/src/multi_robot_scenario/launch<text:bookmark-end text:name="__DdeLink__436_30157408271"/></text:p>
      <text:p text:style-name="P31">cd /mnt/sdc/zhuhao/ros/DRL-robot-navigation/catkin_ws</text:p>
      <text:p text:style-name="P31">source devel_isolated/setup.bash</text:p>
      <text:p text:style-name="P31">cd /mnt/sdc/zhuhao/ros/DRL-robot-navigation/TD3</text:p>
      <text:p text:style-name="P5"/>
      <text:p text:style-name="P5">python ppo_exploration_61.py</text:p>
      <text:p text:style-name="P5"/>
      <text:p text:style-name="P43">python velodyne_td3_map.py</text:p>
      <text:p text:style-name="P5"/>
      <text:p text:style-name="P13">vim <text:span text:style-name="T8">/mnt/sdc/zhuhao/ros/DRL-robot-navigation/</text:span>TD3/test_env_map.py</text:p>
      <text:p text:style-name="P14">vim <text:span text:style-name="T8">/mnt/sdc/zhuhao/ros/DRL-robot-navigation/</text:span>TD3/<text:span text:style-name="T8">velodyne_td3_map.py</text:span></text:p>
      <text:p text:style-name="P8"/>
      <text:p text:style-name="P37"><text:soft-page-break/>export PATH=/usr/local/cuda-11.0/bin</text:p>
      <text:p text:style-name="P37">export LD_LIBRARY_PATH=/usr/local/cuda-11.0/lib64</text:p>
      <text:p text:style-name="P5"/>
      <text:p text:style-name="P16">roslaunch multi_robot_scenario test_move_base4.launch</text:p>
      <text:p text:style-name="P5"/>
      <text:p text:style-name="P5"/>
      <text:p text:style-name="P20">test_exploration.py</text:p>
      <text:p text:style-name="P20"/>
      <text:p text:style-name="P20">Error: Non-unique names detected in &lt;link name='link'&gt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5"/>
      <text:p text:style-name="P45">conda activate py3.6.9</text:p>
      <text:p text:style-name="P45">source /opt/ros/noetic/setup.bash</text:p>
      <text:p text:style-name="P45">export ROS_HOSTNAME=localhost</text:p>
      <text:p text:style-name="P45">export ROS_MASTER_URI=<text:bookmark-start text:name="__DdeLink__428_30157408272"/>http://localhost:11311<text:bookmark-end text:name="__DdeLink__428_30157408272"/></text:p>
      <text:p text:style-name="P45">export <text:bookmark-start text:name="__DdeLink__430_30157408272"/>ROS_PORT_SIM<text:bookmark-end text:name="__DdeLink__430_30157408272"/>=<text:bookmark-start text:name="__DdeLink__432_30157408272"/>11311<text:bookmark-end text:name="__DdeLink__432_30157408272"/></text:p>
      <text:p text:style-name="P46"><text:span text:style-name="T4">export </text:span><text:bookmark-start text:name="__DdeLink__434_30157408272"/><text:span text:style-name="T4">GAZEBO_RESOURCE_PATH</text:span><text:bookmark-end text:name="__DdeLink__434_30157408272"/><text:span text:style-name="T4">=</text:span><text:bookmark-start text:name="__DdeLink__436_30157408272"/><text:span text:style-name="T4">/</text:span><text:span text:style-name="T7">home</text:span><text:span text:style-name="T4">/agent/ROS/DRL-robot-navigation/catkin_ws/src/multi_robot_scenario/launch</text:span><text:bookmark-end text:name="__DdeLink__436_30157408272"/></text:p>
      <text:p text:style-name="P45">##source ~/.bashrc</text:p>
      <text:p text:style-name="P45">cd /<text:span text:style-name="T14">home</text:span>/agent/ROS/DRL-robot-navigation/catkin_ws</text:p>
      <text:p text:style-name="P45">source devel_isolated/setup.bash</text:p>
      <text:p text:style-name="P45">cd /<text:span text:style-name="T14">home</text:span>/agent/ROS/DRL-robot-navigation/TD3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5"/>
      <text:p text:style-name="P5"/>
      <text:p text:style-name="P5"/>
      <text:p text:style-name="P5"/>
      <text:p text:style-name="P5">How to set up sources with an anaconda environment?</text:p>
      <text:p text:style-name="P5"/>
      <text:p text:style-name="P5">Hi, thanks for sharing the Noetic branch. I am testing this branch with an anaconda environment.</text:p>
      <text:p text:style-name="P5">First, I opened a terminal using non-conda env. Then complie workspace:</text:p>
      <text:p text:style-name="P5">----------</text:p>
      <text:p text:style-name="P5">$ cd ~/DRL-robot-navigation/catkin_ws</text:p>
      <text:p text:style-name="P5">### Compile</text:p>
      <text:p text:style-name="P5">$ catkin_make_isolated</text:p>
      <text:p text:style-name="P5">----------(It succeeds!)</text:p>
      <text:p text:style-name="P5"/>
      <text:p text:style-name="P5"><text:soft-page-break/>Next, I have created an conda env, activated it, and installed some modules as follows.</text:p>
      <text:p text:style-name="P5">conda activate py3.6.9</text:p>
      <text:p text:style-name="P5">--------------------</text:p>
      <text:p text:style-name="Standard"><text:span text:style-name="T4">pip install torch==1.2.0 -f </text:span><text:a xlink:type="simple" xlink:href="https://download.pytorch.org/whl/torch_stable.html" text:style-name="Internet_20_link" text:visited-style-name="Visited_20_Internet_20_Link"><text:span text:style-name="T4">https://download.pytorch.org/whl/torch_stable.html</text:span></text:a></text:p>
      <text:p text:style-name="P6">pip install pyyaml</text:p>
      <text:p text:style-name="P6">pip install rospkg</text:p>
      <text:p text:style-name="P6">pip install squaternion</text:p>
      <text:p text:style-name="P6">pip install attr</text:p>
      <text:p text:style-name="P6">pip install attrs</text:p>
      <text:p text:style-name="P6">pip install netifaces defusedxml</text:p>
      <text:p text:style-name="P6">------------------------</text:p>
      <text:p text:style-name="P6"/>
      <text:p text:style-name="P5">Finally, I opened a new terminal and set up sources:</text:p>
      <text:p text:style-name="P5">---------------------- (This two lines are added to activate conda env and source ROS)</text:p>
      <text:p text:style-name="P7">$ conda activate py3.6.9</text:p>
      <text:p text:style-name="P7">$ source /opt/ros/noetic/setup.bash</text:p>
      <text:p text:style-name="P5">-------------------------</text:p>
      <text:p text:style-name="P5">$ export ROS_HOSTNAME=localhost</text:p>
      <text:p text:style-name="P5">$ export ROS_MASTER_URI=http://localhost:11311</text:p>
      <text:p text:style-name="P5">$ export ROS_PORT_SIM=11311</text:p>
      <text:p text:style-name="P2"><text:span text:style-name="T4">$ </text:span>export GAZEBO_RESOURCE_PATH=~/DRL-robot-navigation/catkin_ws/src/multi_robot_scenario/launch</text:p>
      <text:p text:style-name="P2">----------------------------------------</text:p>
      <text:p text:style-name="P2">$ <text:span text:style-name="T1">########### </text:span>source ~/.bashrc <text:span text:style-name="T1">(This line is deleted because it exits conda env py3.6.9 and turns to conda env base)</text:span></text:p>
      <text:p text:style-name="P2">$ cd ~/DRL-robot-navigation/catkin_ws</text:p>
      <text:p text:style-name="P2">$ source devel_isolated/setup.bash</text:p>
      <text:p text:style-name="P2">$ cd ~/DRL-robot-navigation/TD3</text:p>
      <text:p text:style-name="P2">$ python3 velodyne_td3.py</text:p>
      <text:p text:style-name="P2">-----------------------</text:p>
      <text:p text:style-name="P1"/>
      <text:p text:style-name="P1"/>
      <text:p text:style-name="P1"/>
      <text:p text:style-name="P3">The result is as follows, the following error occurs :</text:p>
      <text:p text:style-name="P3">------------------------------------------------------------------------------------</text:p>
      <text:p text:style-name="P3">Roscore launched!</text:p>
      <text:p text:style-name="P3">Unable to register with master node [http://localhost:11311]: master may not be running yet. Will keep trying.</text:p>
      <text:p text:style-name="P3">... logging to /home/agent/.ros/log/770251f6-541a-11ec-aeed-e7829104ff20/roslaunch-agent-B365M-POWER-172401.log</text:p>
      <text:p text:style-name="P3">Checking log directory for disk usage. This may take a while.</text:p>
      <text:p text:style-name="P3">Press Ctrl-C to interrupt</text:p>
      <text:p text:style-name="P3">Done checking log file disk usage. Usage is &lt;1GB.</text:p>
      <text:p text:style-name="P3"/>
      <text:p text:style-name="P3">started roslaunch server http://localhost:46189/</text:p>
      <text:p text:style-name="P3">ros_comm version 1.15.13</text:p>
      <text:p text:style-name="P3"/>
      <text:p text:style-name="P3">SUMMARY</text:p>
      <text:p text:style-name="P3">========</text:p>
      <text:p text:style-name="P3"/>
      <text:p text:style-name="P3">PARAMETERS</text:p>
      <text:p text:style-name="P3"><text:s/>* /rosdistro: noetic</text:p>
      <text:p text:style-name="P3"><text:s/>* /rosversion: 1.15.13</text:p>
      <text:p text:style-name="P3"><text:soft-page-break/></text:p>
      <text:p text:style-name="P3">NODES</text:p>
      <text:p text:style-name="P3"/>
      <text:p text:style-name="P3">auto-starting new master</text:p>
      <text:p text:style-name="P3">process[master]: started with pid [172411]</text:p>
      <text:p text:style-name="P3">ROS_MASTER_URI=http://localhost:11311/</text:p>
      <text:p text:style-name="P3"/>
      <text:p text:style-name="P3">setting /run_id to 770251f6-541a-11ec-aeed-e7829104ff20</text:p>
      <text:p text:style-name="P3">process[rosout-1]: started with pid [172421]</text:p>
      <text:p text:style-name="P3">started core service [/rosout]</text:p>
      <text:p text:style-name="P3">Gazebo launched!</text:p>
      <text:p text:style-name="P3">... logging to /home/agent/.ros/log/770251f6-541a-11ec-aeed-e7829104ff20/roslaunch-agent-B365M-POWER-172431.log</text:p>
      <text:p text:style-name="P3">Checking log directory for disk usage. This may take a while.</text:p>
      <text:p text:style-name="P3">Press Ctrl-C to interrupt</text:p>
      <text:p text:style-name="P3">Done checking log file disk usage. Usage is &lt;1GB.</text:p>
      <text:p text:style-name="P3"/>
      <text:p text:style-name="P3">started roslaunch server http://localhost:43295/</text:p>
      <text:p text:style-name="P3"/>
      <text:p text:style-name="P3">SUMMARY</text:p>
      <text:p text:style-name="P3">========</text:p>
      <text:p text:style-name="P3"/>
      <text:p text:style-name="P3">PARAMETERS</text:p>
      <text:p text:style-name="P3"><text:s/>* /joint_state_publisher/publish_frequency: 30.0</text:p>
      <text:p text:style-name="P3"><text:s/>* /robot_description: &lt;?xml version="1....</text:p>
      <text:p text:style-name="P3"><text:s/>* /robot_state_publisher/publish_frequency: 30.0</text:p>
      <text:p text:style-name="P3"><text:s/>* /rosdistro: noetic</text:p>
      <text:p text:style-name="P3"><text:s/>* /rosversion: 1.15.13</text:p>
      <text:p text:style-name="P3"><text:s/>* /use_sim_time: True</text:p>
      <text:p text:style-name="P3"/>
      <text:p text:style-name="P3">NODES</text:p>
      <text:p text:style-name="P3"><text:s text:c="2"/>/</text:p>
      <text:p text:style-name="P3"><text:s text:c="4"/>gazebo (gazebo_ros/gzserver)</text:p>
      <text:p text:style-name="P3"><text:s text:c="4"/>joint_state_publisher (joint_state_publisher/joint_state_publisher)</text:p>
      <text:p text:style-name="P3"><text:s text:c="4"/>robot_state_publisher (robot_state_publisher/robot_state_publisher)</text:p>
      <text:p text:style-name="P3"><text:s text:c="4"/>rviz (rviz/rviz)</text:p>
      <text:p text:style-name="P3"><text:s text:c="4"/>urdf_spawner (gazebo_ros/spawn_model)</text:p>
      <text:p text:style-name="P3"/>
      <text:p text:style-name="P3">ROS_MASTER_URI=http://localhost:11311/</text:p>
      <text:p text:style-name="P3"/>
      <text:p text:style-name="P3">process[gazebo-1]: started with pid [172456]</text:p>
      <text:p text:style-name="P3">process[urdf_spawner-2]: started with pid [172461]</text:p>
      <text:p text:style-name="P3">process[robot_state_publisher-3]: started with pid [172462]</text:p>
      <text:p text:style-name="P3">process[joint_state_publisher-4]: started with pid [172463]</text:p>
      <text:p text:style-name="P3">process[rviz-5]: started with pid [172464]</text:p>
      <text:p text:style-name="P3">[ INFO] [1638523319.979820797]: Finished loading Gazebo ROS API Plugin.</text:p>
      <text:p text:style-name="P3">[ INFO] [1638523319.980631275]: waitForService: Service [/gazebo/set_physics_properties] has not been advertised, waiting...</text:p>
      <text:p text:style-name="P3">[INFO] [1638523320.065212, 0.000000]: Loading model XML from ros parameter robot_description</text:p>
      <text:p text:style-name="P3">[INFO] [1638523320.070311, 0.000000]: Waiting for service /gazebo/spawn_urdf_model</text:p>
      <text:p text:style-name="P3"><text:soft-page-break/>[ INFO] [1638523320.797520126]: waitForService: Service [/gazebo/set_physics_properties] is now available.</text:p>
      <text:p text:style-name="P3">[ INFO] [1638523320.854882519]: Physics dynamic reconfigure ready.</text:p>
      <text:p text:style-name="P3">[INFO] [1638523320.976913, 0.000000]: Calling service /gazebo/spawn_urdf_model</text:p>
      <text:p text:style-name="P3">[ INFO] [1638523497.485188702, 0.201000000]: Camera Plugin: Using the 'robotNamespace' param: '/'</text:p>
      <text:p text:style-name="P3">[ INFO] [1638523497.486945746, 0.201000000]: Camera Plugin (ns = /) <text:s/>&lt;tf_prefix_&gt;, set to ""</text:p>
      <text:p text:style-name="P3">[ INFO] [1638523497.497253932, 0.201000000]: Camera Plugin: The 'robotNamespace' param was empty</text:p>
      <text:p text:style-name="P3">[ INFO] [1638523497.498658911, 0.201000000]: Camera Plugin (ns = r1) <text:s/>&lt;tf_prefix_&gt;, set to ""</text:p>
      <text:p text:style-name="P3">[INFO] [1638523498.697978, 0.201000]: Spawn status: SpawnModel: Successfully spawned entity</text:p>
      <text:p text:style-name="P3">[urdf_spawner-2] process has finished cleanly</text:p>
      <text:p text:style-name="P3">log file: /home/agent/.ros/log/770251f6-541a-11ec-aeed-e7829104ff20/urdf_spawner-2*.log</text:p>
      <text:p text:style-name="P3">[ INFO] [1638523499.690473792, 0.201000000]: Laser Plugin: The 'robotNamespace' param was empty</text:p>
      <text:p text:style-name="P3">[ INFO] [1638523499.690532451, 0.201000000]: Starting Laser Plugin (ns = r1)</text:p>
      <text:p text:style-name="P3">[ INFO] [1638523499.691076904, 0.201000000]: Laser Plugin (ns = r1) <text:s/>&lt;tf_prefix_&gt;, set to ""</text:p>
      <text:p text:style-name="P3">[ INFO] [1638523499.697194393, 0.201000000]: Velodyne laser plugin missing &lt;min_intensity&gt;, defaults to no clipping</text:p>
      <text:p text:style-name="P3">[ INFO] [1638523499.698738449, 0.201000000]: Velodyne laser plugin ready, 16 lasers</text:p>
      <text:p text:style-name="P3">[ INFO] [1638523499.710498725, 0.201000000]: Starting plugin DiffDrive(ns = r1/)</text:p>
      <text:p text:style-name="P3">[ INFO] [1638523499.710623456, 0.201000000]: DiffDrive(ns = r1/): &lt;rosDebugLevel&gt; = Debug</text:p>
      <text:p text:style-name="P3">[ INFO] [1638523499.711047215, 0.201000000]: DiffDrive(ns = r1/): &lt;tf_prefix&gt; = </text:p>
      <text:p text:style-name="P3">[DEBUG] [1638523499.711102141, 0.201000000]: DiffDrive(ns = r1/): &lt;commandTopic&gt; = cmd_vel</text:p>
      <text:p text:style-name="P3">[DEBUG] [1638523499.711116354, 0.201000000]: DiffDrive(ns = r1/): &lt;odometryTopic&gt; = odom</text:p>
      <text:p text:style-name="P3">[DEBUG] [1638523499.711153205, 0.201000000]: DiffDrive(ns = r1/): &lt;odometryFrame&gt; = odom</text:p>
      <text:p text:style-name="P3">[DEBUG] [1638523499.711164916, 0.201000000]: DiffDrive(ns = r1/): &lt;robotBaseFrame&gt; = base_link</text:p>
      <text:p text:style-name="P3">[DEBUG] [1638523499.711235821, 0.201000000]: DiffDrive(ns = r1/): &lt;publishWheelTF&gt; = false</text:p>
      <text:p text:style-name="P3">[ WARN] [1638523499.711250520, 0.201000000]: DiffDrive(ns = r1/): missing &lt;publishOdomTF&gt; default is true</text:p>
      <text:p text:style-name="P3">[DEBUG] [1638523499.711290227, 0.201000000]: DiffDrive(ns = r1/): &lt;publishWheelJointState&gt; = true</text:p>
      <text:p text:style-name="P3">[DEBUG] [1638523499.711344992, 0.201000000]: DiffDrive(ns = r1/): &lt;wheelSeparation&gt; = 0.29999999999999999</text:p>
      <text:p text:style-name="P3">[DEBUG] [1638523499.711362835, 0.201000000]: DiffDrive(ns = r1/): &lt;wheelDiameter&gt; = 0.17999999999999999</text:p>
      <text:p text:style-name="P3">[DEBUG] [1638523499.711377474, 0.201000000]: DiffDrive(ns = r1/): &lt;wheelAcceleration&gt; = 1.8</text:p>
      <text:p text:style-name="P3">[DEBUG] [1638523499.711391185, 0.201000000]: DiffDrive(ns = r1/): &lt;wheelTorque&gt; = 20</text:p>
      <text:p text:style-name="P3">[DEBUG] [1638523499.711405342, 0.201000000]: DiffDrive(ns = r1/): &lt;updateRate&gt; = 50</text:p>
      <text:p text:style-name="P3">[DEBUG] [1638523499.711453639, 0.201000000]: DiffDrive(ns = r1/): &lt;odometrySource&gt; = world := 1</text:p>
      <text:p text:style-name="P3">[DEBUG] [1638523499.711485094, 0.201000000]: DiffDrive(ns = r1/): &lt;leftJoint&gt; = left_hub_joint</text:p>
      <text:p text:style-name="P3">[DEBUG] [1638523499.711499787, 0.201000000]: DiffDrive(ns = r1/): &lt;rightJoint&gt; = right_hub_joint</text:p>
      <text:p text:style-name="P3">[ WARN] [1638523499.711518908, 0.201000000]: GazeboRosDiffDrive Plugin (ns = ) missing &lt;publishTf&gt;, defaults to 1</text:p>
      <text:p text:style-name="P3">[ INFO] [1638523499.711922234, 0.201000000]: DiffDrive(ns = r1/): Advertise joint_states</text:p>
      <text:p text:style-name="P3">[ INFO] [1638523499.712257380, 0.201000000]: DiffDrive(ns = r1/): Try to subscribe to cmd_vel</text:p>
      <text:p text:style-name="P3">[ INFO] [1638523499.713753381, 0.201000000]: DiffDrive(ns = r1/): Subscribe to cmd_vel</text:p>
      <text:p text:style-name="P3"><text:soft-page-break/>[ INFO] [1638523499.714150768, 0.201000000]: DiffDrive(ns = r1/): Advertise odom on odom </text:p>
      <text:p text:style-name="P3">[ INFO] [1638523499.721365047, 0.201000000]: GazeboRosJointStatePublisher is going to publish joint: chassis_swivel_joint</text:p>
      <text:p text:style-name="P3">[ INFO] [1638523499.721390973, 0.201000000]: GazeboRosJointStatePublisher is going to publish joint: swivel_wheel_joint</text:p>
      <text:p text:style-name="P3">[ INFO] [1638523499.721424750, 0.201000000]: GazeboRosJointStatePublisher is going to publish joint: left_hub_joint</text:p>
      <text:p text:style-name="P3">[ INFO] [1638523499.721433820, 0.201000000]: GazeboRosJointStatePublisher is going to publish joint: right_hub_joint</text:p>
      <text:p text:style-name="P3">[ INFO] [1638523499.721446512, 0.201000000]: Starting GazeboRosJointStatePublisher Plugin (ns = r1/)!, parent name: r1</text:p>
      <text:p text:style-name="P3">[DEBUG] [1638523499.732124524, 0.211000000]: Trying to publish message of type [sensor_msgs/LaserScan/90c7ef2dc6895d81024acba2ac42f369] on a publisher with type [sensor_msgs/LaserScan/90c7ef2dc6895d81024acba2ac42f369]</text:p>
      <text:p text:style-name="P3">[DEBUG] [1638523499.793156774, 0.222000000]: Trying to publish message of type [nav_msgs/Odometry/cd5e73d190d741a2f92e81eda573aca7] on a publisher with type [nav_msgs/Odometry/cd5e73d190d741a2f92e81eda573aca7]</text:p>
      <text:p text:style-name="P3">[DEBUG] [1638523499.793237857, 0.222000000]: Trying to publish message of type [sensor_msgs/JointState/3066dcd76a6cfaef579bd0f34173e9fd] on a publisher with type [sensor_msgs/JointState/3066dcd76a6cfaef579bd0f34173e9fd]</text:p>
      <text:p text:style-name="P3">[DEBUG] [1638523499.807064731, 0.235000000]: Trying to publish message of type [sensor_msgs/CameraInfo/c9a58c1b0b154e0e6da7578cb991d214] on a publisher with type [sensor_msgs/CameraInfo/c9a58c1b0b154e0e6da7578cb991d214]</text:p>
      <text:p text:style-name="P3">Exception in thread /r1/odom:</text:p>
      <text:p text:style-name="P3">Traceback (most recent call last):</text:p>
      <text:p text:style-name="P3"><text:s text:c="2"/>File "/home/agent/anaconda3/envs/py3.6.9/lib/python3.6/threading.py", line 916, in _bootstrap_inner</text:p>
      <text:p text:style-name="P3"><text:s text:c="4"/>self.run()</text:p>
      <text:p text:style-name="P3"><text:s text:c="2"/>File "/home/agent/anaconda3/envs/py3.6.9/lib/python3.6/threading.py", line 864, in run</text:p>
      <text:p text:style-name="P3"><text:s text:c="4"/>self._target(*self._args, **self._kwargs)</text:p>
      <text:p text:style-name="P3"><text:s text:c="2"/>File "/opt/ros/noetic/lib/python3/dist-packages/rospy/impl/tcpros_pubsub.py", line 185, in robust_connect_subscriber</text:p>
      <text:p text:style-name="P3"><text:s text:c="4"/>conn.receive_loop(receive_cb)</text:p>
      <text:p text:style-name="P3"><text:s text:c="2"/>File "/opt/ros/noetic/lib/python3/dist-packages/rospy/impl/tcpros_base.py", line 846, in receive_loop</text:p>
      <text:p text:style-name="P3"><text:s text:c="4"/>self.close()</text:p>
      <text:p text:style-name="P3"><text:s text:c="2"/>File "/opt/ros/noetic/lib/python3/dist-packages/rospy/impl/tcpros_base.py", line 858, in close</text:p>
      <text:p text:style-name="P3"><text:s text:c="4"/>self.socket.close()</text:p>
      <text:p text:style-name="P3">AttributeError: 'NoneType' object has no attribute 'close'</text:p>
      <text:p text:style-name="P3"/>
      <text:p text:style-name="P3">Exception in thread /r1/front_laser/scan:</text:p>
      <text:p text:style-name="P3">Traceback (most recent call last):</text:p>
      <text:p text:style-name="P3"><text:s text:c="2"/>File "/home/agent/anaconda3/envs/py3.6.9/lib/python3.6/threading.py", line 916, in _bootstrap_inner</text:p>
      <text:p text:style-name="P3"><text:s text:c="4"/>self.run()</text:p>
      <text:p text:style-name="P3"><text:s text:c="2"/>File "/home/agent/anaconda3/envs/py3.6.9/lib/python3.6/threading.py", line 864, in run</text:p>
      <text:p text:style-name="P3"><text:s text:c="4"/>self._target(*self._args, **self._kwargs)</text:p>
      <text:p text:style-name="P3"><text:s text:c="2"/>File "/opt/ros/noetic/lib/python3/dist-packages/rospy/impl/tcpros_pubsub.py", line 185, in robust_connect_subscriber</text:p>
      <text:p text:style-name="P3"><text:s text:c="4"/>conn.receive_loop(receive_cb)</text:p>
      <text:p text:style-name="P3"><text:soft-page-break/><text:s text:c="2"/>File "/opt/ros/noetic/lib/python3/dist-packages/rospy/impl/tcpros_base.py", line 846, in receive_loop</text:p>
      <text:p text:style-name="P3"><text:s text:c="4"/>self.close()</text:p>
      <text:p text:style-name="P3"><text:s text:c="2"/>File "/opt/ros/noetic/lib/python3/dist-packages/rospy/impl/tcpros_base.py", line 858, in close</text:p>
      <text:p text:style-name="P3"><text:s text:c="4"/>self.socket.close()</text:p>
      <text:p text:style-name="P3">AttributeError: 'NoneType' object has no attribute 'close'</text:p>
      <text:p text:style-name="P3">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16:41:51.287938015</meta:creation-date>
    <dc:date>2021-12-31T14:27:13.387905868</dc:date>
    <meta:editing-duration>P5DT15H3M27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9" meta:paragraph-count="269" meta:word-count="1503" meta:character-count="14737" meta:non-whitespace-character-count="13641"/>
  </office:meta>
</office:document-meta>
</file>